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3d295" officeooo:paragraph-rsid="0013d295" style:font-size-asian="15pt" style:font-size-complex="15pt"/>
    </style:style>
    <style:style style:name="P2" style:family="paragraph" style:parent-style-name="Standard">
      <style:text-properties fo:font-size="15pt" officeooo:rsid="00174723" officeooo:paragraph-rsid="00174723" style:font-size-asian="15pt" style:font-size-complex="15pt"/>
    </style:style>
    <style:style style:name="P3" style:family="paragraph" style:parent-style-name="Text_20_body">
      <style:text-properties fo:font-size="15pt" officeooo:rsid="0013d295" officeooo:paragraph-rsid="0013d295" style:font-size-asian="15pt" style:font-size-complex="15pt"/>
    </style:style>
    <style:style style:name="P4" style:family="paragraph" style:parent-style-name="Text_20_body">
      <style:text-properties fo:font-size="15pt" officeooo:paragraph-rsid="0013d295" style:font-size-asian="15pt" style:font-size-complex="15pt"/>
    </style:style>
    <style:style style:name="P5" style:family="paragraph" style:parent-style-name="Text_20_body">
      <style:text-properties fo:font-size="15pt" officeooo:rsid="001575bf" officeooo:paragraph-rsid="001575bf" style:font-size-asian="15pt" style:font-size-complex="15pt"/>
    </style:style>
    <style:style style:name="P6" style:family="paragraph" style:parent-style-name="Subtitle">
      <style:text-properties officeooo:paragraph-rsid="0013d295"/>
    </style:style>
    <style:style style:name="T1" style:family="text">
      <style:text-properties officeooo:rsid="0013d295"/>
    </style:style>
    <style:style style:name="T2" style:family="text">
      <style:text-properties officeooo:rsid="00155968"/>
    </style:style>
    <style:style style:name="T3" style:family="text">
      <style:text-properties officeooo:rsid="00174723"/>
    </style:style>
    <style:style style:name="T4" style:family="text">
      <style:text-properties officeooo:rsid="001890e6"/>
    </style:style>
    <style:style style:name="T5" style:family="text">
      <style:text-properties officeooo:rsid="00194a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Diapo 1 <text:s/>(Introduction) [Roland Bary]</text:p>
      <text:p text:style-name="Subtitle"/>
      <text:p text:style-name="Subtitle">Diapo 2 (Plan) [Roland Bary]</text:p>
      <text:p text:style-name="Subtitle"/>
      <text:p text:style-name="Subtitle">Diapo 4 (La ressource) [Roland Bary]</text:p>
      <text:p text:style-name="Subtitle"/>
      <text:p text:style-name="Subtitle">Diapo 5 (OCRisation) [Charles Follet]</text:p>
      <text:p text:style-name="P1"/>
      <text:p text:style-name="P1">Le numéraire dont nous disposions était au format papier. Il nous a fallu numériser un bon nombre de page puis les OCRiser.</text:p>
      <text:p text:style-name="P2">Nous allons définir comment est organisé le numéraire.</text:p>
      <text:p text:style-name="P1"/>
      <text:p text:style-name="Subtitle">Diapo 6 à 14 (Structure du numéraire) [Charles Follet]</text:p>
      <text:p text:style-name="P1">Le numéraire est organisé par atelier. </text:p>
      <text:p text:style-name="P1"/>
      <text:p text:style-name="P1">On voit l'atelier en haut de page, c'est un lieu géographique.</text:p>
      <text:p text:style-name="P1">Le type de monnaie  qui est associé à une période d'émission.</text:p>
      <text:p text:style-name="P1">La nature de la monnaie. (Le genre de pièce)</text:p>
      <text:p text:style-name="P1">La légende du droit et du revers.</text:p>
      <text:p text:style-name="P1">Et différents lieux de collections, trésors et trouvailles.</text:p>
      <text:p text:style-name="P1"/>
      <text:p text:style-name="P1">Nous avons définis quelles informations étaient susceptibles d’apparaître, voyons maintenant que doit on effectuer dessus.</text:p>
      <text:p text:style-name="P1"/>
      <text:p text:style-name="Subtitle">Diapo 15 à 17 (Scenario) [Roland Bary]</text:p>
      <text:p text:style-name="P6">Diapo 19 à 20 (GATE) <text:s text:c="2"/>[Roland Bary]</text:p>
      <text:p text:style-name="P6">Diapo 20 à 22 (<text:span text:style-name="T1">Gazetiers</text:span>) <text:s/>[<text:span text:style-name="T1">Charles Follet</text:span>]</text:p>
      <text:p text:style-name="P3">Un gazetier est une liste de chaîne de caractère. Il permet de repérer ces chaînes dans un document. On peut ajouter des informations à ces chaînes grâce aux caractéristique comme ici une période de règne d'un roi.</text:p>
      <text:p text:style-name="P3">Gate permet de définir un MajorType<text:span text:style-name="T4">(Nom de l'annotation)</text:span> et un MinorType qui peuvent être réutilisés.</text:p>
      <text:p text:style-name="P4"><text:soft-page-break/></text:p>
      <text:p text:style-name="Subtitle">Diapo 24 <text:s/>(Regle JAPE) [Roland Bary]</text:p>
      <text:p text:style-name="Subtitle">Diapo 26 (Raffinement) [Roland Bary]</text:p>
      <text:p text:style-name="Subtitle"/>
      <text:p text:style-name="Subtitle">Diapo <text:s/>27 à 30 (Exemple 1) [Charles Follet]</text:p>
      <text:p text:style-name="P5">Nous allons voir un exemple de développement d'une règle JAPE sur l'annotation de la période d'émission.</text:p>
      <text:p text:style-name="P5">Comme nous avons vu, <text:span text:style-name="T5">nous allons </text:span>commencer par écrire quelques phrases simples en langage naturel comme suit : </text:p>
      <text:p text:style-name="P5">On décrit d'abord ce qu'est une période. Puis la chaîne qui la précède.</text:p>
      <text:p text:style-name="Subtitle">Diapo <text:s/><text:span text:style-name="T2">3</text:span>1 à 34 (Exemple <text:span text:style-name="T2">3</text:span>) [Roland Bary]</text:p>
      <text:p text:style-name="Subtitle"/>
      <text:p text:style-name="Subtitle">Diapo 35 (Resultat) [Roland Bary]</text:p>
      <text:p text:style-name="Subtitle">Diapo 37 (Visualisation) [Charles Follet] </text:p>
      <text:p text:style-name="Subtitle"/>
      <text:p text:style-name="Subtitle">Diapo 39 + (Conclusion) [Roland Bary]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1:38:05.718796088</meta:creation-date>
    <dc:date>2015-05-18T22:07:32.647726236</dc:date>
    <meta:editing-duration>PT13M12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29" meta:word-count="290" meta:character-count="1774" meta:non-whitespace-character-count="1502"/>
  </office:meta>
</office:document-meta>
</file>